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Black" svg:font-family="'Lato Black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42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ee" style:text-outline="false" style:text-line-through-style="none" style:text-line-through-type="none" style:font-name="Lato Black" fo:font-size="2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8pt" style:language-asian="zh" style:country-asian="CN" style:font-style-asian="normal" style:font-weight-asian="bold" style:font-name-complex="DejaVu Sans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33333" style:font-name="Lato Black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Black"/>
    </style:style>
    <style:style style:name="ce29" style:family="table-cell" style:parent-style-name="Default">
      <style:table-cell-properties style:vertical-align="middle"/>
      <style:text-properties style:font-name="Lato Medium"/>
    </style:style>
    <style:style style:name="ce62" style:family="table-cell" style:parent-style-name="Default">
      <style:table-cell-properties fo:background-color="transparent"/>
      <style:text-properties fo:color="#333333" style:font-name="Lato Black"/>
    </style:style>
    <style:style style:name="ce30" style:family="table-cell" style:parent-style-name="Default">
      <style:text-properties fo:color="#333333" style:font-name="Lato Black"/>
    </style:style>
    <style:style style:name="ce31" style:family="table-cell" style:parent-style-name="Default">
      <style:text-properties style:font-name="Lato Medium"/>
    </style:style>
    <style:style style:name="T1" style:family="text">
      <style:text-properties fo:color="#333333" style:font-name="Lato Black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DejaVu Sans" style:font-name-complex="DejaVu Sans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6" office:value-type="string" calcext:value-type="string">
            <text:p>Webding</text:p>
          </table:table-cell>
          <table:table-cell table:style-name="ce4" table:number-columns-repeated="14"/>
          <table:table-cell table:style-name="ce59" table:number-columns-repeated="995"/>
          <table:table-cell table:style-name="ce62" table:number-columns-repeated="14"/>
        </table:table-row>
        <table:table-row table:style-name="ro2">
          <table:table-cell table:style-name="ce1" office:value-type="string" calcext:value-type="string">
            <text:p>Header 1</text:p>
          </table:table-cell>
          <table:table-cell table:style-name="ce4"/>
          <table:table-cell table:style-name="ce7" office:value-type="string" calcext:value-type="string">
            <text:p><text:span text:style-name="T1">Header</text:span> 2</text:p>
          </table:table-cell>
          <table:table-cell table:style-name="ce4"/>
          <table:table-cell table:style-name="ce10" office:value-type="string" calcext:value-type="string">
            <text:p><text:span text:style-name="T1">Header</text:span> 3</text:p>
          </table:table-cell>
          <table:table-cell table:style-name="ce4"/>
          <table:table-cell table:style-name="ce13" office:value-type="string" calcext:value-type="string">
            <text:p><text:span text:style-name="T1">Header</text:span> 4</text:p>
          </table:table-cell>
          <table:table-cell table:style-name="ce4"/>
          <table:table-cell table:style-name="ce16" office:value-type="string" calcext:value-type="string">
            <text:p><text:span text:style-name="T1">Header</text:span> 5</text:p>
          </table:table-cell>
          <table:table-cell table:style-name="ce4"/>
          <table:table-cell table:style-name="ce19" office:value-type="string" calcext:value-type="string">
            <text:p><text:span text:style-name="T1">Header</text:span> 6</text:p>
          </table:table-cell>
          <table:table-cell table:style-name="ce4"/>
          <table:table-cell table:style-name="ce22" office:value-type="string" calcext:value-type="string">
            <text:p><text:span text:style-name="T1">Header</text:span> 7</text:p>
          </table:table-cell>
          <table:table-cell table:style-name="ce4"/>
          <table:table-cell table:style-name="ce25" office:value-type="string" calcext:value-type="string">
            <text:p><text:span text:style-name="T1">Header</text:span> 8</text:p>
          </table:table-cell>
          <table:table-cell table:style-name="ce28" table:number-columns-repeated="995"/>
          <table:table-cell table:style-name="ce30" table:number-columns-repeated="14"/>
        </table:table-row>
        <table:table-row table:style-name="ro3">
          <table:table-cell table:style-name="ce2" office:value-type="string" calcext:value-type="string">
            <text:p><text:a xlink:href="http://www.prudento.nl/" xlink:type="simple">Link</text:a></text:p>
          </table:table-cell>
          <table:table-cell table:style-name="ce5"/>
          <table:table-cell table:style-name="ce8" office:value-type="string" calcext:value-type="string">
            <text:p><text:a xlink:href="http://www.prudento.nl/" xlink:type="simple">Link</text:a></text:p>
          </table:table-cell>
          <table:table-cell table:style-name="ce5"/>
          <table:table-cell table:style-name="ce11" office:value-type="string" calcext:value-type="string">
            <text:p><text:a xlink:href="http://www.prudento.nl/" xlink:type="simple">Link</text:a></text:p>
          </table:table-cell>
          <table:table-cell table:style-name="ce5"/>
          <table:table-cell table:style-name="ce14" office:value-type="string" calcext:value-type="string">
            <text:p><text:a xlink:href="http://www.prudento.nl/" xlink:type="simple">Link</text:a></text:p>
          </table:table-cell>
          <table:table-cell table:style-name="ce5"/>
          <table:table-cell table:style-name="ce17" office:value-type="string" calcext:value-type="string">
            <text:p><text:a xlink:href="http://www.prudento.nl/" xlink:type="simple">Link</text:a></text:p>
          </table:table-cell>
          <table:table-cell table:style-name="ce5"/>
          <table:table-cell table:style-name="ce20" office:value-type="string" calcext:value-type="string">
            <text:p><text:a xlink:href="http://www.prudento.nl/" xlink:type="simple">Link</text:a></text:p>
          </table:table-cell>
          <table:table-cell table:style-name="ce5"/>
          <table:table-cell table:style-name="ce23" office:value-type="string" calcext:value-type="string">
            <text:p><text:a xlink:href="http://www.prudento.nl/" xlink:type="simple">Link</text:a></text:p>
          </table:table-cell>
          <table:table-cell table:style-name="ce5"/>
          <table:table-cell table:style-name="ce26" office:value-type="string" calcext:value-type="string">
            <text:p><text:a xlink:href="http://www.prudento.nl/" xlink:type="simple">Link</text:a></text:p>
          </table:table-cell>
          <table:table-cell table:style-name="ce29" table:number-columns-repeated="995"/>
          <table:table-cell table:style-name="ce31" table:number-columns-repeated="14"/>
        </table:table-row>
        <table:table-row table:style-name="ro3" table:number-rows-repeated="12">
          <table:table-cell table:style-name="ce2"/>
          <table:table-cell table:style-name="ce5"/>
          <table:table-cell table:style-name="ce8"/>
          <table:table-cell table:style-name="ce5"/>
          <table:table-cell table:style-name="ce11"/>
          <table:table-cell table:style-name="ce5"/>
          <table:table-cell table:style-name="ce14"/>
          <table:table-cell table:style-name="ce5"/>
          <table:table-cell table:style-name="ce17"/>
          <table:table-cell table:style-name="ce5"/>
          <table:table-cell table:style-name="ce20"/>
          <table:table-cell table:style-name="ce5"/>
          <table:table-cell table:style-name="ce23"/>
          <table:table-cell table:style-name="ce5"/>
          <table:table-cell table:style-name="ce26"/>
          <table:table-cell table:style-name="ce29" table:number-columns-repeated="995"/>
          <table:table-cell table:style-name="ce31" table:number-columns-repeated="14"/>
        </table:table-row>
        <table:table-row table:style-name="ro3">
          <table:table-cell table:style-name="ce3"/>
          <table:table-cell table:style-name="ce5"/>
          <table:table-cell table:style-name="ce9"/>
          <table:table-cell table:style-name="ce5"/>
          <table:table-cell table:style-name="ce12"/>
          <table:table-cell table:style-name="ce5"/>
          <table:table-cell table:style-name="ce15"/>
          <table:table-cell table:style-name="ce5"/>
          <table:table-cell table:style-name="ce18"/>
          <table:table-cell table:style-name="ce5"/>
          <table:table-cell table:style-name="ce21"/>
          <table:table-cell table:style-name="ce5"/>
          <table:table-cell table:style-name="ce24"/>
          <table:table-cell table:style-name="ce5"/>
          <table:table-cell table:style-name="ce27"/>
          <table:table-cell table:style-name="ce29" table:number-columns-repeated="995"/>
          <table:table-cell table:style-name="ce31" table:number-columns-repeated="14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Black" svg:font-family="'Lato Black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-00-0000</text:date>, <text:time style:data-style-name="N2" text:time-value="15:19:37.9878715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1-10-01T15:26:11.987592717</dc:date>
    <meta:editing-duration>PT1H9M7S</meta:editing-duration>
    <meta:editing-cycles>46</meta:editing-cycles>
    <meta:generator>LibreOffice/6.4.7.2$Linux_X86_64 LibreOffice_project/40$Build-2</meta:generator>
    <dc:title>Linken</dc:title>
    <meta:document-statistic meta:table-count="1" meta:cell-count="17" meta:object-count="0"/>
  </office:meta>
</office:document-meta>
</file>